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47ff" draw:fill="solid" draw:fill-color="#0099ff" draw:textarea-horizontal-align="center" draw:textarea-vertical-align="middle"/>
    </style:style>
    <style:style style:name="gr2" style:family="graphic" style:parent-style-name="standard">
      <style:graphic-properties svg:stroke-color="#9966cc" draw:fill="solid" draw:fill-color="#9966cc" draw:textarea-horizontal-align="center" draw:textarea-vertical-align="middle"/>
    </style:style>
    <style:style style:name="gr3" style:family="graphic" style:parent-style-name="standard">
      <style:graphic-properties svg:stroke-color="#198a8a" draw:fill="solid" draw:fill-color="#198a8a" draw:textarea-horizontal-align="center" draw:textarea-vertical-align="middle"/>
    </style:style>
    <style:style style:name="gr4" style:family="graphic" style:parent-style-name="standard">
      <style:graphic-properties svg:stroke-color="#b3b300" draw:fill="solid" draw:fill-color="#b3b300" draw:textarea-horizontal-align="center" draw:textarea-vertical-align="middle"/>
    </style:style>
    <style:style style:name="gr5" style:family="graphic" style:parent-style-name="standard">
      <style:graphic-properties svg:stroke-width="0.1cm" svg:stroke-color="#0099ff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198a8a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66cc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cccc00" draw:fill="solid" draw:fill-color="#cccc00" draw:textarea-horizontal-align="center" draw:textarea-vertical-align="middle"/>
    </style:style>
    <style:style style:name="gr9" style:family="graphic" style:parent-style-name="standard">
      <style:graphic-properties svg:stroke-color="#e6e64c" draw:fill="solid" draw:fill-color="#e6e64c" draw:textarea-horizontal-align="center" draw:textarea-vertical-align="middle"/>
    </style:style>
    <style:style style:name="gr10" style:family="graphic" style:parent-style-name="standard">
      <style:graphic-properties svg:stroke-color="#e6ff00" draw:fill="solid" draw:fill-color="#ffff66" draw:textarea-horizontal-align="center" draw:textarea-vertical-align="middle"/>
    </style:style>
    <style:style style:name="gr11" style:family="graphic" style:parent-style-name="standard">
      <style:graphic-properties svg:stroke-color="#ffcc99" draw:fill="solid" draw:fill-color="#ffcc99" draw:textarea-horizontal-align="center" draw:textarea-vertical-align="middle"/>
    </style:style>
    <style:style style:name="gr12" style:family="graphic" style:parent-style-name="standard">
      <style:graphic-properties svg:stroke-width="0.1cm" svg:stroke-color="#ffcc99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color="#ff9966" draw:fill="solid" draw:fill-color="#ff9966" draw:textarea-horizontal-align="center" draw:textarea-vertical-align="middle"/>
    </style:style>
    <style:style style:name="gr14" style:family="graphic" style:parent-style-name="standard">
      <style:graphic-properties svg:stroke-width="0.1cm" svg:stroke-color="#ff9966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ff6633" draw:fill="solid" draw:fill-color="#ff6633" draw:textarea-horizontal-align="center" draw:textarea-vertical-align="middle"/>
    </style:style>
    <style:style style:name="gr16" style:family="graphic" style:parent-style-name="standard">
      <style:graphic-properties svg:stroke-width="0.1cm" svg:stroke-color="#ff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color="#cc6633" draw:fill="solid" draw:fill-color="#cc6633" draw:textarea-horizontal-align="center" draw:textarea-vertical-align="middle"/>
    </style:style>
    <style:style style:name="gr18" style:family="graphic" style:parent-style-name="standard">
      <style:graphic-properties svg:stroke-width="0.1cm" svg:stroke-color="#cc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color="#996633" draw:fill="solid" draw:fill-color="#996633" draw:textarea-horizontal-align="center" draw:textarea-vertical-align="middle"/>
    </style:style>
    <style:style style:name="gr20" style:family="graphic" style:parent-style-name="standard">
      <style:graphic-properties svg:stroke-width="0.1cm" svg:stroke-color="#9966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svg:stroke-color="#0099ff" draw:fill="solid" draw:fill-color="#0099ff" draw:textarea-horizontal-align="center" draw:textarea-vertical-align="middle"/>
    </style:style>
    <style:style style:name="gr23" style:family="graphic" style:parent-style-name="standard">
      <style:graphic-properties svg:stroke-color="#c0c0c0" draw:fill="solid" draw:fill-color="#c0c0c0" draw:textarea-horizontal-align="center" draw:textarea-vertical-align="middle"/>
    </style:style>
    <style:style style:name="gr24" style:family="graphic" style:parent-style-name="standard">
      <style:graphic-properties svg:stroke-width="0.1cm" svg:stroke-color="#0099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198a8a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9966cc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c0c0c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color="#ffff66" draw:fill="solid" draw:fill-color="#ffff66" draw:textarea-horizontal-align="center" draw:textarea-vertical-align="middle"/>
    </style:style>
    <style:style style:name="gr29" style:family="graphic" style:parent-style-name="standard">
      <style:graphic-properties svg:stroke-color="#ff3366" draw:fill="solid" draw:fill-color="#ff3366" draw:textarea-horizontal-align="justify" draw:textarea-vertical-align="middle" draw:auto-grow-height="false"/>
    </style:style>
    <style:style style:name="gr30" style:family="graphic" style:parent-style-name="standard">
      <style:graphic-properties svg:stroke-color="#dc2300" draw:fill="solid" draw:fill-color="#dc2300" draw:textarea-horizontal-align="justify" draw:textarea-vertical-align="middle" draw:auto-grow-height="false"/>
    </style:style>
    <style:style style:name="gr31" style:family="graphic" style:parent-style-name="standard">
      <style:graphic-properties svg:stroke-color="#33cc66" draw:fill="solid" draw:fill-color="#33cc66" draw:textarea-horizontal-align="justify" draw:textarea-vertical-align="middle" draw:auto-grow-height="false"/>
    </style:style>
    <style:style style:name="gr32" style:family="graphic" style:parent-style-name="standard">
      <style:graphic-properties svg:stroke-color="#99ccff" draw:fill="solid" draw:fill-color="#99ccff" draw:textarea-horizontal-align="center" draw:textarea-vertical-align="middle"/>
    </style:style>
    <style:style style:name="gr33" style:family="graphic" style:parent-style-name="standard">
      <style:graphic-properties svg:stroke-width="0cm" svg:stroke-color="#c0c0c0" draw:marker-start-width="0.2cm" draw:marker-end-width="0.2cm" draw:fill="solid" draw:fill-color="#c0c0c0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width="0.1cm" svg:stroke-color="#99ccff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"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cm" svg:stroke-color="#99ccff" draw:marker-start-width="0.2cm" draw:marker-end-width="0.2cm" draw:fill="solid" draw:fill-color="#99ccff" draw:textarea-horizontal-align="center" draw:textarea-vertical-align="middle" fo:padding-top="0.125cm" fo:padding-bottom="0.125cm" fo:padding-left="0.25cm" fo:padding-right="0.25cm"/>
    </style:style>
    <style:style style:name="gr38" style:family="graphic" style:parent-style-name="standard">
      <style:graphic-properties draw:stroke="solid" draw:stroke-dash="Fine_20_Dashed" svg:stroke-width="0.1cm" svg:stroke-color="#99cc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cm" svg:stroke-color="#c0c0c0" draw:marker-start-width="0.2cm" draw:marker-end-width="0.2cm" draw:fill="gradient" draw:fill-color="#c0c0c0" draw:fill-gradient-name="Gradient_20_8" draw:fill-hatch-name="Black_20_0_20_Degrees" draw:textarea-horizontal-align="center" draw:textarea-vertical-align="middle" fo:padding-top="0.125cm" fo:padding-bottom="0.125cm" fo:padding-left="0.25cm" fo:padding-right="0.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1" draw:id="id2" draw:layer="layout" svg:width="4.659cm" svg:height="1.5cm" svg:x="2.5cm" svg:y="2.5cm">
          <text:p text:style-name="P1">Table</text:p>
        </draw:rect>
        <draw:rect draw:style-name="gr2" draw:text-style-name="P1" draw:id="id4" draw:layer="layout" svg:width="4.659cm" svg:height="1.5cm" svg:x="10.886cm" svg:y="2.5cm">
          <text:p text:style-name="P1">Tree</text:p>
        </draw:rect>
        <draw:rect draw:style-name="gr3" draw:text-style-name="P1" draw:id="id3" draw:layer="layout" svg:width="4.659cm" svg:height="1.5cm" svg:x="18.341cm" svg:y="2.5cm">
          <text:p text:style-name="P1">List</text:p>
        </draw:rect>
        <draw:rect draw:style-name="gr4" draw:text-style-name="P1" draw:id="id1" draw:layer="layout" svg:width="3.727cm" svg:height="1.5cm" svg:x="2.5cm" svg:y="8cm">
          <text:p text:style-name="P1">Label</text:p>
        </draw:rect>
        <draw:connector draw:style-name="gr5" draw:text-style-name="P2" draw:layer="layout" draw:type="line" svg:x1="4.363cm" svg:y1="8cm" svg:x2="4.829cm" svg:y2="4cm" draw:start-shape="id1" draw:start-glue-point="0" draw:end-shape="id2" draw:end-glue-point="2" svg:d="m4363 8000 466-4000">
          <text:p/>
        </draw:connector>
        <draw:connector draw:style-name="gr6" draw:text-style-name="P2" draw:layer="layout" draw:type="line" svg:x1="4.363cm" svg:y1="8cm" svg:x2="20.67cm" svg:y2="4cm" draw:start-shape="id1" draw:start-glue-point="0" draw:end-shape="id3" draw:end-glue-point="2" svg:d="m4363 8000 16307-4000">
          <text:p/>
        </draw:connector>
        <draw:connector draw:style-name="gr7" draw:text-style-name="P2" draw:layer="layout" draw:type="line" svg:x1="4.363cm" svg:y1="8cm" svg:x2="13.215cm" svg:y2="4cm" draw:start-shape="id1" draw:start-glue-point="0" draw:end-shape="id4" draw:end-glue-point="2" svg:d="m4363 8000 8852-4000">
          <text:p/>
        </draw:connector>
        <draw:rect draw:style-name="gr8" draw:text-style-name="P1" draw:id="id5" draw:layer="layout" svg:width="3.727cm" svg:height="1.5cm" svg:x="7.625cm" svg:y="8cm">
          <text:p text:style-name="P1">Hyperlink</text:p>
        </draw:rect>
        <draw:connector draw:style-name="gr5" draw:text-style-name="P2" draw:layer="layout" draw:type="line" svg:x1="9.488cm" svg:y1="8cm" svg:x2="4.829cm" svg:y2="4cm" draw:start-shape="id5" draw:start-glue-point="0" draw:end-shape="id2" draw:end-glue-point="2" svg:d="m9488 8000-4659-4000">
          <text:p/>
        </draw:connector>
        <draw:connector draw:style-name="gr6" draw:text-style-name="P2" draw:layer="layout" draw:type="line" svg:x1="9.488cm" svg:y1="8cm" svg:x2="20.67cm" svg:y2="4cm" draw:start-shape="id5" draw:start-glue-point="0" draw:end-shape="id3" draw:end-glue-point="2" svg:d="m9488 8000 11182-4000">
          <text:p/>
        </draw:connector>
        <draw:connector draw:style-name="gr7" draw:text-style-name="P2" draw:layer="layout" draw:type="line" svg:x1="9.488cm" svg:y1="8cm" svg:x2="13.215cm" svg:y2="4cm" draw:start-shape="id5" draw:start-glue-point="0" draw:end-shape="id4" draw:end-glue-point="2" svg:d="m9488 8000 3727-4000">
          <text:p/>
        </draw:connector>
        <draw:rect draw:style-name="gr9" draw:text-style-name="P1" draw:id="id6" draw:layer="layout" svg:width="3.727cm" svg:height="1.5cm" svg:x="13.216cm" svg:y="8cm">
          <text:p text:style-name="P1">CheckBox</text:p>
        </draw:rect>
        <draw:connector draw:style-name="gr5" draw:text-style-name="P2" draw:layer="layout" draw:type="line" svg:x1="15.079cm" svg:y1="8cm" svg:x2="4.829cm" svg:y2="4cm" draw:start-shape="id6" draw:start-glue-point="0" draw:end-shape="id2" draw:end-glue-point="2" svg:d="m15079 8000-10250-4000">
          <text:p/>
        </draw:connector>
        <draw:connector draw:style-name="gr6" draw:text-style-name="P2" draw:layer="layout" draw:type="line" svg:x1="15.079cm" svg:y1="8cm" svg:x2="20.67cm" svg:y2="4cm" draw:start-shape="id6" draw:start-glue-point="0" draw:end-shape="id3" draw:end-glue-point="2" svg:d="m15079 8000 5591-4000">
          <text:p/>
        </draw:connector>
        <draw:connector draw:style-name="gr7" draw:text-style-name="P2" draw:layer="layout" draw:type="line" svg:x1="15.079cm" svg:y1="8cm" svg:x2="13.215cm" svg:y2="4cm" draw:start-shape="id6" draw:start-glue-point="0" draw:end-shape="id4" draw:end-glue-point="2" svg:d="m15079 8000-1864-4000">
          <text:p/>
        </draw:connector>
        <draw:rect draw:style-name="gr10" draw:text-style-name="P1" draw:id="id7" draw:layer="layout" svg:width="3.727cm" svg:height="1.5cm" svg:x="19.273cm" svg:y="8cm">
          <text:p text:style-name="P1">Slider</text:p>
        </draw:rect>
        <draw:connector draw:style-name="gr5" draw:text-style-name="P2" draw:layer="layout" draw:type="line" svg:x1="21.136cm" svg:y1="8cm" svg:x2="4.829cm" svg:y2="4cm" draw:start-shape="id7" draw:start-glue-point="0" draw:end-shape="id2" draw:end-glue-point="2" svg:d="m21136 8000-16307-4000">
          <text:p/>
        </draw:connector>
        <draw:connector draw:style-name="gr6" draw:text-style-name="P2" draw:layer="layout" draw:type="line" svg:x1="21.136cm" svg:y1="8cm" svg:x2="20.67cm" svg:y2="4cm" draw:start-shape="id7" draw:start-glue-point="0" draw:end-shape="id3" draw:end-glue-point="2" svg:d="m21136 8000-466-4000">
          <text:p/>
        </draw:connector>
        <draw:connector draw:style-name="gr7" draw:text-style-name="P2" draw:layer="layout" draw:type="line" svg:x1="21.136cm" svg:y1="8cm" svg:x2="13.215cm" svg:y2="4cm" draw:start-shape="id7" draw:start-glue-point="0" draw:end-shape="id4" draw:end-glue-point="2" svg:d="m21136 8000-7921-4000">
          <text:p/>
        </draw:connector>
        <draw:ellipse draw:style-name="gr11" draw:text-style-name="P1" draw:id="id8" draw:layer="layout" svg:width="3cm" svg:height="1.5cm" svg:x="2.5cm" svg:y="14cm">
          <text:p text:style-name="P1">Color</text:p>
        </draw:ellipse>
        <draw:connector draw:style-name="gr12" draw:text-style-name="P2" draw:layer="layout" draw:type="line" svg:x1="4.363cm" svg:y1="9.5cm" svg:x2="4cm" svg:y2="14cm" draw:start-shape="id1" draw:start-glue-point="2" draw:end-shape="id8" draw:end-glue-point="0" svg:d="m4363 9500-363 4500">
          <text:p/>
        </draw:connector>
        <draw:ellipse draw:style-name="gr13" draw:text-style-name="P1" draw:id="id9" draw:layer="layout" svg:width="3cm" svg:height="1.5cm" svg:x="7.5cm" svg:y="14cm">
          <text:p text:style-name="P1">Painter</text:p>
        </draw:ellipse>
        <draw:connector draw:style-name="gr14" draw:text-style-name="P2" draw:layer="layout" draw:type="line" svg:x1="4.363cm" svg:y1="9.5cm" svg:x2="9cm" svg:y2="14cm" draw:start-shape="id1" draw:start-glue-point="2" draw:end-shape="id9" draw:end-glue-point="0" svg:d="m4363 9500 4637 4500">
          <text:p/>
        </draw:connector>
        <draw:ellipse draw:style-name="gr15" draw:text-style-name="P1" draw:id="id10" draw:layer="layout" svg:width="3cm" svg:height="1.5cm" svg:x="12.5cm" svg:y="14cm">
          <text:p text:style-name="P1">Border</text:p>
        </draw:ellipse>
        <draw:connector draw:style-name="gr16" draw:text-style-name="P2" draw:layer="layout" draw:type="line" svg:x1="4.363cm" svg:y1="9.5cm" svg:x2="14cm" svg:y2="14cm" draw:start-shape="id1" draw:start-glue-point="2" draw:end-shape="id10" draw:end-glue-point="0" svg:d="m4363 9500 9637 4500">
          <text:p/>
        </draw:connector>
        <draw:ellipse draw:style-name="gr17" draw:text-style-name="P1" draw:id="id11" draw:layer="layout" svg:width="3cm" svg:height="1.5cm" svg:x="17.5cm" svg:y="14cm">
          <text:p text:style-name="P1">Font</text:p>
        </draw:ellipse>
        <draw:connector draw:style-name="gr18" draw:text-style-name="P2" draw:layer="layout" draw:type="line" svg:x1="4.363cm" svg:y1="9.5cm" svg:x2="19cm" svg:y2="14cm" draw:start-shape="id1" draw:start-glue-point="2" draw:end-shape="id11" draw:end-glue-point="0" svg:d="m4363 9500 14637 4500">
          <text:p/>
        </draw:connector>
        <draw:ellipse draw:style-name="gr19" draw:text-style-name="P1" draw:id="id12" draw:layer="layout" svg:width="3cm" svg:height="1.5cm" svg:x="22cm" svg:y="14cm">
          <text:p text:style-name="P1">Align</text:p>
        </draw:ellipse>
        <draw:connector draw:style-name="gr20" draw:text-style-name="P2" draw:layer="layout" draw:type="line" svg:x1="4.363cm" svg:y1="9.5cm" svg:x2="23.5cm" svg:y2="14cm" draw:end-shape="id12" draw:end-glue-point="0" svg:d="m4363 9500 19137 4500">
          <text:p/>
        </draw:connector>
        <draw:connector draw:style-name="gr20" draw:text-style-name="P2" draw:layer="layout" draw:type="line" svg:x1="15.079cm" svg:y1="9.5cm" svg:x2="23.5cm" svg:y2="14cm" draw:start-shape="id6" draw:start-glue-point="2" draw:end-shape="id12" draw:end-glue-point="0" svg:d="m15079 9500 8421 4500">
          <text:p/>
        </draw:connector>
        <draw:connector draw:style-name="gr20" draw:text-style-name="P2" draw:layer="layout" draw:type="line" svg:x1="21.136cm" svg:y1="9.5cm" svg:x2="23.5cm" svg:y2="14cm" draw:start-shape="id7" draw:start-glue-point="2" draw:end-shape="id12" draw:end-glue-point="0" svg:d="m21136 9500 2364 4500">
          <text:p/>
        </draw:connector>
        <draw:connector draw:style-name="gr20" draw:text-style-name="P2" draw:layer="layout" draw:type="line" svg:x1="9.488cm" svg:y1="9.5cm" svg:x2="23.5cm" svg:y2="14cm" draw:start-shape="id5" draw:start-glue-point="2" draw:end-shape="id12" draw:end-glue-point="0" svg:d="m9488 9500 14012 4500">
          <text:p/>
        </draw:connector>
        <draw:connector draw:style-name="gr18" draw:text-style-name="P2" draw:layer="layout" draw:type="line" svg:x1="21.136cm" svg:y1="9.5cm" svg:x2="19cm" svg:y2="14cm" draw:start-shape="id7" draw:start-glue-point="2" draw:end-shape="id11" draw:end-glue-point="0" svg:d="m21136 9500-2136 4500">
          <text:p/>
        </draw:connector>
        <draw:connector draw:style-name="gr18" draw:text-style-name="P2" draw:layer="layout" draw:type="line" svg:x1="15.079cm" svg:y1="9.5cm" svg:x2="19cm" svg:y2="14cm" draw:start-shape="id6" draw:start-glue-point="2" draw:end-shape="id11" draw:end-glue-point="0" svg:d="m15079 9500 3921 4500">
          <text:p/>
        </draw:connector>
        <draw:connector draw:style-name="gr18" draw:text-style-name="P2" draw:layer="layout" draw:type="line" svg:x1="9.488cm" svg:y1="9.5cm" svg:x2="19cm" svg:y2="14cm" draw:start-shape="id5" draw:start-glue-point="2" draw:end-shape="id11" draw:end-glue-point="0" svg:d="m9488 9500 9512 4500">
          <text:p/>
        </draw:connector>
        <draw:connector draw:style-name="gr16" draw:text-style-name="P2" draw:layer="layout" draw:type="line" svg:x1="21.136cm" svg:y1="9.5cm" svg:x2="14cm" svg:y2="14cm" draw:start-shape="id7" draw:start-glue-point="2" draw:end-shape="id10" draw:end-glue-point="0" svg:d="m21136 9500-7136 4500">
          <text:p/>
        </draw:connector>
        <draw:connector draw:style-name="gr16" draw:text-style-name="P2" draw:layer="layout" draw:type="line" svg:x1="15.079cm" svg:y1="9.5cm" svg:x2="14cm" svg:y2="14cm" draw:start-shape="id6" draw:start-glue-point="2" draw:end-shape="id10" draw:end-glue-point="0" svg:d="m15079 9500-1079 4500">
          <text:p/>
        </draw:connector>
        <draw:connector draw:style-name="gr16" draw:text-style-name="P2" draw:layer="layout" draw:type="line" svg:x1="9.488cm" svg:y1="9.5cm" svg:x2="14cm" svg:y2="14cm" draw:start-shape="id5" draw:start-glue-point="2" draw:end-shape="id10" draw:end-glue-point="0" svg:d="m9488 9500 4512 4500">
          <text:p/>
        </draw:connector>
        <draw:connector draw:style-name="gr14" draw:text-style-name="P2" draw:layer="layout" draw:type="line" svg:x1="15.079cm" svg:y1="9.5cm" svg:x2="9cm" svg:y2="14cm" draw:start-shape="id6" draw:start-glue-point="2" draw:end-shape="id9" draw:end-glue-point="0" svg:d="m15079 9500-6079 4500">
          <text:p/>
        </draw:connector>
        <draw:connector draw:style-name="gr14" draw:text-style-name="P2" draw:layer="layout" draw:type="line" svg:x1="21.136cm" svg:y1="9.5cm" svg:x2="9cm" svg:y2="14cm" draw:start-shape="id7" draw:start-glue-point="2" draw:end-shape="id9" draw:end-glue-point="0" svg:d="m21136 9500-12136 4500">
          <text:p/>
        </draw:connector>
        <draw:connector draw:style-name="gr14" draw:text-style-name="P2" draw:layer="layout" draw:type="line" svg:x1="9.488cm" svg:y1="9.5cm" svg:x2="9cm" svg:y2="14cm" draw:start-shape="id5" draw:start-glue-point="2" draw:end-shape="id9" draw:end-glue-point="0" svg:d="m9488 9500-488 4500">
          <text:p/>
        </draw:connector>
        <draw:connector draw:style-name="gr12" draw:text-style-name="P2" draw:layer="layout" draw:type="line" svg:x1="21.136cm" svg:y1="9.5cm" svg:x2="4cm" svg:y2="14cm" draw:start-shape="id7" draw:start-glue-point="2" draw:end-shape="id8" draw:end-glue-point="0" svg:d="m21136 9500-17136 4500">
          <text:p/>
        </draw:connector>
        <draw:connector draw:style-name="gr12" draw:text-style-name="P2" draw:layer="layout" draw:type="line" svg:x1="15.079cm" svg:y1="9.5cm" svg:x2="4cm" svg:y2="14cm" draw:start-shape="id6" draw:start-glue-point="2" draw:end-shape="id8" draw:end-glue-point="0" svg:d="m15079 9500-11079 4500">
          <text:p/>
        </draw:connector>
        <draw:connector draw:style-name="gr12" draw:text-style-name="P2" draw:layer="layout" draw:type="line" svg:x1="9.488cm" svg:y1="9.5cm" svg:x2="4cm" svg:y2="14cm" draw:start-shape="id5" draw:start-glue-point="2" draw:end-shape="id8" draw:end-glue-point="0" svg:d="m9488 9500-5488 4500">
          <text:p/>
        </draw:connector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rect draw:style-name="gr22" draw:text-style-name="P1" draw:id="id14" draw:layer="layout" svg:width="4.659cm" svg:height="1.5cm" svg:x="2.5cm" svg:y="2.5cm">
          <text:p text:style-name="P1">Table</text:p>
        </draw:rect>
        <draw:rect draw:style-name="gr2" draw:text-style-name="P1" draw:id="id16" draw:layer="layout" svg:width="4.659cm" svg:height="1.5cm" svg:x="10.886cm" svg:y="2.5cm">
          <text:p text:style-name="P1">Tree</text:p>
        </draw:rect>
        <draw:rect draw:style-name="gr3" draw:text-style-name="P1" draw:id="id15" draw:layer="layout" svg:width="4.659cm" svg:height="1.5cm" svg:x="18.341cm" svg:y="2.5cm">
          <text:p text:style-name="P1">List</text:p>
        </draw:rect>
        <draw:ellipse draw:style-name="gr11" draw:text-style-name="P1" draw:id="id21" draw:layer="layout" svg:width="3cm" svg:height="1.5cm" svg:x="2.5cm" svg:y="14cm">
          <text:p text:style-name="P1">Color</text:p>
        </draw:ellipse>
        <draw:ellipse draw:style-name="gr13" draw:text-style-name="P1" draw:id="id22" draw:layer="layout" svg:width="3cm" svg:height="1.5cm" svg:x="7.5cm" svg:y="14cm">
          <text:p text:style-name="P1">Painter</text:p>
        </draw:ellipse>
        <draw:ellipse draw:style-name="gr15" draw:text-style-name="P1" draw:id="id23" draw:layer="layout" svg:width="3cm" svg:height="1.5cm" svg:x="12.5cm" svg:y="14cm">
          <text:p text:style-name="P1">Border</text:p>
        </draw:ellipse>
        <draw:ellipse draw:style-name="gr17" draw:text-style-name="P1" draw:id="id25" draw:layer="layout" svg:width="3cm" svg:height="1.5cm" svg:x="17.5cm" svg:y="14cm">
          <text:p text:style-name="P1">Font</text:p>
        </draw:ellipse>
        <draw:ellipse draw:style-name="gr19" draw:text-style-name="P1" draw:id="id24" draw:layer="layout" svg:width="3cm" svg:height="1.5cm" svg:x="22cm" svg:y="14cm">
          <text:p text:style-name="P1">Align</text:p>
        </draw:ellipse>
        <draw:rect draw:style-name="gr23" draw:text-style-name="P1" draw:id="id13" draw:layer="layout" svg:width="21cm" svg:height="2cm" svg:x="2.5cm" svg:y="6cm">
          <text:p text:style-name="P1">ComponentAdapter/CellContext</text:p>
        </draw:rect>
        <draw:connector draw:style-name="gr24" draw:text-style-name="P2" draw:layer="layout" draw:type="line" svg:x1="13cm" svg:y1="6cm" svg:x2="4.829cm" svg:y2="4cm" draw:start-shape="id13" draw:start-glue-point="0" draw:end-shape="id14" draw:end-glue-point="2" svg:d="m13000 6000-8171-2000">
          <text:p/>
        </draw:connector>
        <draw:connector draw:style-name="gr25" draw:text-style-name="P2" draw:layer="layout" draw:type="line" svg:x1="13cm" svg:y1="6cm" svg:x2="20.67cm" svg:y2="4cm" draw:start-shape="id13" draw:start-glue-point="0" draw:end-shape="id15" draw:end-glue-point="2" svg:d="m13000 6000 7670-2000">
          <text:p/>
        </draw:connector>
        <draw:connector draw:style-name="gr26" draw:text-style-name="P2" draw:layer="layout" draw:type="line" svg:x1="13cm" svg:y1="6cm" svg:x2="13.215cm" svg:y2="4cm" draw:start-shape="id13" draw:start-glue-point="0" draw:end-shape="id16" draw:end-glue-point="2" svg:d="m13000 6000 215-2000">
          <text:p/>
        </draw:connector>
        <draw:connector draw:style-name="gr27" draw:text-style-name="P2" draw:layer="layout" draw:type="line" svg:x1="4.863cm" svg:y1="11cm" svg:x2="13cm" svg:y2="8cm" draw:start-shape="id17" draw:start-glue-point="0" draw:end-shape="id13" draw:end-glue-point="2" svg:d="m4863 11000 8137-3000">
          <text:p/>
        </draw:connector>
        <draw:connector draw:style-name="gr27" draw:text-style-name="P2" draw:layer="layout" draw:type="line" svg:x1="15.579cm" svg:y1="11cm" svg:x2="13cm" svg:y2="8cm" draw:start-shape="id18" draw:start-glue-point="0" draw:end-shape="id13" draw:end-glue-point="2" svg:d="m15579 11000-2579-3000">
          <text:p/>
        </draw:connector>
        <draw:connector draw:style-name="gr27" draw:text-style-name="P2" draw:layer="layout" draw:type="line" svg:x1="9.988cm" svg:y1="11cm" svg:x2="13cm" svg:y2="8cm" draw:start-shape="id19" draw:start-glue-point="0" draw:end-shape="id13" draw:end-glue-point="2" svg:d="m9988 11000 3012-3000">
          <text:p/>
        </draw:connector>
        <draw:connector draw:style-name="gr27" draw:text-style-name="P2" draw:layer="layout" draw:type="line" svg:x1="21.636cm" svg:y1="11cm" svg:x2="13cm" svg:y2="8cm" draw:start-shape="id20" draw:start-glue-point="0" draw:end-shape="id13" draw:end-glue-point="2" svg:d="m21636 11000-8636-3000">
          <text:p/>
        </draw:connector>
        <draw:connector draw:style-name="gr27" draw:text-style-name="P2" draw:layer="layout" draw:type="line" svg:x1="4cm" svg:y1="14cm" svg:x2="13cm" svg:y2="8cm" draw:start-shape="id21" draw:start-glue-point="0" draw:end-shape="id13" draw:end-glue-point="2" svg:d="m4000 14000 9000-6000">
          <text:p/>
        </draw:connector>
        <draw:connector draw:style-name="gr27" draw:text-style-name="P2" draw:layer="layout" draw:type="line" svg:x1="9cm" svg:y1="14cm" svg:x2="13cm" svg:y2="8cm" draw:start-shape="id22" draw:start-glue-point="0" draw:end-shape="id13" draw:end-glue-point="2" svg:d="m9000 14000 4000-6000">
          <text:p/>
        </draw:connector>
        <draw:connector draw:style-name="gr27" draw:text-style-name="P2" draw:layer="layout" draw:type="line" svg:x1="14cm" svg:y1="14cm" svg:x2="13cm" svg:y2="8cm" draw:start-shape="id23" draw:start-glue-point="0" draw:end-shape="id13" draw:end-glue-point="2" svg:d="m14000 14000-1000-6000">
          <text:p/>
        </draw:connector>
        <draw:connector draw:style-name="gr27" draw:text-style-name="P2" draw:layer="layout" draw:type="line" svg:x1="23.5cm" svg:y1="14cm" svg:x2="13cm" svg:y2="8cm" draw:start-shape="id24" draw:start-glue-point="0" draw:end-shape="id13" draw:end-glue-point="2" svg:d="m23500 14000-10500-6000">
          <text:p/>
        </draw:connector>
        <draw:connector draw:style-name="gr27" draw:text-style-name="P2" draw:layer="layout" draw:type="line" svg:x1="19cm" svg:y1="14cm" svg:x2="13cm" svg:y2="8cm" draw:start-shape="id25" draw:start-glue-point="0" draw:end-shape="id13" draw:end-glue-point="2" svg:d="m19000 14000-6000-6000">
          <text:p/>
        </draw:connector>
        <draw:rect draw:style-name="gr4" draw:text-style-name="P1" draw:id="id17" draw:layer="layout" svg:width="3.727cm" svg:height="1.5cm" svg:x="3cm" svg:y="11cm">
          <text:p text:style-name="P1">Label</text:p>
        </draw:rect>
        <draw:rect draw:style-name="gr8" draw:text-style-name="P1" draw:id="id19" draw:layer="layout" svg:width="3.727cm" svg:height="1.5cm" svg:x="8.125cm" svg:y="11cm">
          <text:p text:style-name="P1">Hyperlink</text:p>
        </draw:rect>
        <draw:rect draw:style-name="gr9" draw:text-style-name="P1" draw:id="id18" draw:layer="layout" svg:width="3.727cm" svg:height="1.5cm" svg:x="13.716cm" svg:y="11cm">
          <text:p text:style-name="P1">CheckBox</text:p>
        </draw:rect>
        <draw:rect draw:style-name="gr28" draw:text-style-name="P1" draw:id="id20" draw:layer="layout" svg:width="3.727cm" svg:height="1.5cm" svg:x="19.773cm" svg:y="11cm">
          <text:p text:style-name="P1">Slider</text:p>
        </draw:rect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rect draw:style-name="gr22" draw:text-style-name="P1" draw:id="id27" draw:layer="layout" svg:width="4.659cm" svg:height="1.5cm" svg:x="2.5cm" svg:y="2.5cm">
          <text:p text:style-name="P1">Table</text:p>
        </draw:rect>
        <draw:rect draw:style-name="gr2" draw:text-style-name="P1" draw:id="id29" draw:layer="layout" svg:width="4.659cm" svg:height="1.5cm" svg:x="10.886cm" svg:y="2.5cm">
          <text:p text:style-name="P1">Tree</text:p>
        </draw:rect>
        <draw:rect draw:style-name="gr3" draw:text-style-name="P1" draw:id="id28" draw:layer="layout" svg:width="4.659cm" svg:height="1.5cm" svg:x="18.341cm" svg:y="2.5cm">
          <text:p text:style-name="P1">List</text:p>
        </draw:rect>
        <draw:rect draw:style-name="gr23" draw:text-style-name="P1" draw:id="id26" draw:layer="layout" svg:width="21cm" svg:height="2cm" svg:x="2.5cm" svg:y="6cm">
          <text:p text:style-name="P1">ComponentAdapter/CellContext</text:p>
        </draw:rect>
        <draw:connector draw:style-name="gr24" draw:text-style-name="P2" draw:layer="layout" draw:type="line" svg:x1="13cm" svg:y1="6cm" svg:x2="4.829cm" svg:y2="4cm" draw:start-shape="id26" draw:start-glue-point="0" draw:end-shape="id27" draw:end-glue-point="2" svg:d="m13000 6000-8171-2000">
          <text:p/>
        </draw:connector>
        <draw:connector draw:style-name="gr25" draw:text-style-name="P2" draw:layer="layout" draw:type="line" svg:x1="13cm" svg:y1="6cm" svg:x2="20.67cm" svg:y2="4cm" draw:start-shape="id26" draw:start-glue-point="0" draw:end-shape="id28" draw:end-glue-point="2" svg:d="m13000 6000 7670-2000">
          <text:p/>
        </draw:connector>
        <draw:connector draw:style-name="gr26" draw:text-style-name="P2" draw:layer="layout" draw:type="line" svg:x1="13cm" svg:y1="6cm" svg:x2="13.215cm" svg:y2="4cm" draw:start-shape="id26" draw:start-glue-point="0" draw:end-shape="id29" draw:end-glue-point="2" svg:d="m13000 6000 215-2000">
          <text:p/>
        </draw:connector>
        <draw:connector draw:style-name="gr27" draw:text-style-name="P2" draw:layer="layout" draw:type="line" svg:x1="4.636cm" svg:y1="11cm" svg:x2="13cm" svg:y2="8cm" draw:start-shape="id30" draw:start-glue-point="0" draw:end-shape="id26" draw:end-glue-point="2" svg:d="m4636 11000 8364-3000">
          <text:p/>
        </draw:connector>
        <draw:connector draw:style-name="gr27" draw:text-style-name="P2" draw:layer="layout" draw:type="line" svg:x1="9cm" svg:y1="11cm" svg:x2="13cm" svg:y2="8cm" draw:start-shape="id31" draw:start-glue-point="0" draw:end-shape="id26" draw:end-glue-point="2" svg:d="m9000 11000 4000-3000">
          <text:p/>
        </draw:connector>
        <draw:custom-shape draw:style-name="gr29" draw:text-style-name="P1" draw:id="id32" draw:layer="layout" svg:width="4cm" svg:height="1.5cm" svg:x="11.5cm" svg:y="11cm">
          <text:p text:style-name="P1">Sor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1" draw:id="id34" draw:layer="layout" svg:width="4cm" svg:height="1.5cm" svg:x="16.5cm" svg:y="11cm">
          <text:p text:style-name="P1">Filt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" draw:id="id33" draw:layer="layout" svg:width="3.5cm" svg:height="1.5cm" svg:x="22cm" svg:y="11cm">
          <text:p text:style-name="P1">Search</text:p>
          <draw:enhanced-geometry svg:viewBox="0 0 21600 21600" draw:path-stretchpoint-x="10800" draw:path-stretchpoint-y="10800" draw:text-areas="?f3 ?f4 ?f5 ?f6" draw:type="round-rectangle" draw:modifiers="6792.271818787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2" draw:layer="layout" draw:type="line" svg:x1="13.499cm" svg:y1="11cm" svg:x2="13cm" svg:y2="8cm" draw:start-shape="id32" draw:start-glue-point="7" draw:end-shape="id26" draw:end-glue-point="2" svg:d="m13499 11000-499-3000">
          <text:p/>
        </draw:connector>
        <draw:connector draw:style-name="gr27" draw:text-style-name="P2" draw:layer="layout" draw:type="line" svg:x1="23.75cm" svg:y1="11cm" svg:x2="13cm" svg:y2="8cm" draw:start-shape="id33" draw:start-glue-point="0" draw:end-shape="id26" draw:end-glue-point="2" svg:d="m23750 11000-10750-3000">
          <text:p/>
        </draw:connector>
        <draw:connector draw:style-name="gr27" draw:text-style-name="P2" draw:layer="layout" draw:type="line" svg:x1="18.499cm" svg:y1="11cm" svg:x2="13cm" svg:y2="8cm" draw:start-shape="id34" draw:start-glue-point="5" draw:end-shape="id26" draw:end-glue-point="2" svg:d="m18499 11000-5499-3000">
          <text:p/>
        </draw:connector>
        <draw:rect draw:style-name="gr28" draw:text-style-name="P1" draw:id="id30" draw:layer="layout" svg:width="3.727cm" svg:height="1.5cm" svg:x="2.773cm" svg:y="11cm">
          <text:p text:style-name="P1">Render</text:p>
        </draw:rect>
        <draw:ellipse draw:style-name="gr11" draw:text-style-name="P1" draw:id="id31" draw:layer="layout" svg:width="3cm" svg:height="1.5cm" svg:x="7.5cm" svg:y="11cm">
          <text:p text:style-name="P1">Highlight</text:p>
        </draw:ellips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rect draw:style-name="gr32" draw:text-style-name="P1" draw:id="id36" draw:layer="layout" svg:width="4.659cm" svg:height="1.5cm" svg:x="3cm" svg:y="2cm">
          <text:p text:style-name="P1">TypedView</text:p>
        </draw:rect>
        <draw:rect draw:style-name="gr33" draw:text-style-name="P1" draw:id="id35" draw:layer="layout" svg:width="3.5cm" svg:height="1.5cm" svg:x="11.659cm" svg:y="6cm">
          <text:p text:style-name="P1">Adapter</text:p>
        </draw:rect>
        <draw:connector draw:style-name="gr34" draw:text-style-name="P2" draw:layer="layout" draw:type="line" svg:x1="11.659cm" svg:y1="6.75cm" svg:x2="7.659cm" svg:y2="2.75cm" draw:start-shape="id35" draw:start-glue-point="3" draw:end-shape="id36" draw:end-glue-point="1" svg:d="m11659 6750-4000-4000">
          <text:p/>
        </draw:connector>
        <draw:connector draw:style-name="gr27" draw:text-style-name="P2" draw:layer="layout" draw:type="line" svg:x1="18.159cm" svg:y1="6.75cm" svg:x2="15.159cm" svg:y2="6.75cm" draw:start-shape="id37" draw:start-glue-point="3" draw:end-shape="id35" draw:end-glue-point="1" svg:d="m18159 6750h-3000">
          <text:p/>
        </draw:connector>
        <draw:rect draw:style-name="gr32" draw:text-style-name="P1" draw:id="id38" draw:layer="layout" svg:width="4.659cm" svg:height="1.5cm" svg:x="3cm" svg:y="6cm">
          <text:p text:style-name="P1">TypedModel</text:p>
        </draw:rect>
        <draw:connector draw:style-name="gr35" draw:text-style-name="P2" draw:layer="layout" draw:type="line" svg:x1="11.659cm" svg:y1="6.75cm" svg:x2="7.659cm" svg:y2="6.75cm" draw:start-shape="id35" draw:start-glue-point="3" draw:end-shape="id38" draw:end-glue-point="1" svg:d="m11659 6750h-4000">
          <text:p/>
        </draw:connector>
        <draw:connector draw:style-name="gr36" draw:text-style-name="P2" draw:layer="layout" draw:type="line" svg:x1="5.329cm" svg:y1="3.5cm" svg:x2="5.329cm" svg:y2="6cm" draw:start-shape="id36" draw:start-glue-point="2" draw:end-shape="id38" draw:end-glue-point="0" svg:d="m5329 3500v2500">
          <text:p/>
        </draw:connector>
        <draw:rect draw:style-name="gr33" draw:text-style-name="P1" draw:id="id37" draw:layer="layout" svg:width="3.5cm" svg:height="1.5cm" svg:x="18.159cm" svg:y="6cm">
          <text:p text:style-name="P1">Sorter/Filter</text:p>
        </draw:rect>
        <draw:connector draw:style-name="gr27" draw:text-style-name="P2" draw:layer="layout" draw:type="line" svg:x1="7.659cm" svg:y1="2.75cm" svg:x2="19.909cm" svg:y2="6cm" draw:start-shape="id36" draw:start-glue-point="1" draw:end-shape="id37" draw:end-glue-point="0" svg:d="m7659 2750 12250 3250">
          <text:p/>
        </draw:connector>
        <draw:rect draw:style-name="gr32" draw:text-style-name="P1" draw:id="id42" draw:layer="layout" svg:width="4.659cm" svg:height="1.5cm" svg:x="3cm" svg:y="11.5cm">
          <text:p text:style-name="P1">TypedView</text:p>
        </draw:rect>
        <draw:rect draw:style-name="gr37" draw:text-style-name="P1" draw:id="id40" draw:layer="layout" svg:width="4.5cm" svg:height="1.5cm" svg:x="11cm" svg:y="15.5cm">
          <text:p text:style-name="P1">TypedWrapper</text:p>
        </draw:rect>
        <draw:connector draw:style-name="gr27" draw:text-style-name="P2" draw:layer="layout" draw:type="line" svg:x1="18.159cm" svg:y1="16.25cm" svg:x2="15.5cm" svg:y2="16.25cm" draw:start-shape="id39" draw:start-glue-point="3" draw:end-shape="id40" draw:end-glue-point="1" svg:d="m18159 16250h-2659">
          <text:p/>
        </draw:connector>
        <draw:rect draw:style-name="gr32" draw:text-style-name="P1" draw:id="id41" draw:layer="layout" svg:width="4.659cm" svg:height="1.5cm" svg:x="3cm" svg:y="15.5cm">
          <text:p text:style-name="P1">TypedModel</text:p>
        </draw:rect>
        <draw:connector draw:style-name="gr38" draw:text-style-name="P2" draw:layer="layout" draw:type="line" svg:x1="11cm" svg:y1="16.25cm" svg:x2="7.659cm" svg:y2="16.25cm" draw:start-shape="id40" draw:start-glue-point="3" draw:end-shape="id41" draw:end-glue-point="1" svg:d="m11000 16250h-3341">
          <text:p/>
        </draw:connector>
        <draw:connector draw:style-name="gr36" draw:text-style-name="P2" draw:layer="layout" draw:type="line" svg:x1="5.329cm" svg:y1="13cm" svg:x2="5.329cm" svg:y2="15.5cm" draw:start-shape="id42" draw:start-glue-point="2" draw:end-shape="id41" draw:end-glue-point="0" svg:d="m5329 13000v2500">
          <text:p/>
        </draw:connector>
        <draw:rect draw:style-name="gr39" draw:text-style-name="P1" draw:id="id39" draw:layer="layout" svg:width="3.5cm" svg:height="1.5cm" svg:x="18.159cm" svg:y="15.5cm">
          <text:p text:style-name="P1">Sorter/Filter</text:p>
        </draw:rect>
        <draw:connector draw:style-name="gr36" draw:text-style-name="P2" draw:layer="layout" draw:type="line" svg:x1="7.659cm" svg:y1="12.25cm" svg:x2="19.909cm" svg:y2="15.5cm" draw:start-shape="id42" draw:start-glue-point="1" draw:end-shape="id39" draw:end-glue-point="0" svg:d="m7659 12250 12250 3250">
          <text:p/>
        </draw:connector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99ccff" draw:end-color="#c0c0c0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8-04-02T12:51:23</meta:creation-date>
    <dc:date>2009-06-19T16:53:31.66</dc:date>
    <meta:editing-cycles>10</meta:editing-cycles>
    <meta:editing-duration>PT05H10M01S</meta:editing-duration>
    <meta:document-statistic meta:object-count="132"/>
    <meta:user-defined meta:name="Info 1"/>
    <meta:user-defined meta:name="Info 2"/>
    <meta:user-defined meta:name="Info 3"/>
    <meta:user-defined meta:name="Info 4"/>
  </office:meta>
</office:document-meta>
</file>